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Text_20_body" style:list-style-name="L1">
      <style:text-properties officeooo:rsid="002a47d7" officeooo:paragraph-rsid="002a47d7"/>
    </style:style>
    <style:style style:name="P6" style:family="paragraph" style:parent-style-name="Text_20_body" style:list-style-name="L1">
      <style:text-properties officeooo:rsid="002a47d7" officeooo:paragraph-rsid="002e9e17"/>
    </style:style>
    <style:style style:name="P7" style:family="paragraph" style:parent-style-name="Text_20_body" style:list-style-name="L2">
      <style:text-properties officeooo:rsid="002a47d7" officeooo:paragraph-rsid="002a47d7"/>
    </style:style>
    <style:style style:name="P8" style:family="paragraph" style:parent-style-name="Text_20_body" style:list-style-name="L3">
      <style:text-properties officeooo:rsid="002a47d7" officeooo:paragraph-rsid="002a47d7"/>
    </style:style>
    <style:style style:name="P9" style:family="paragraph" style:parent-style-name="Text_20_body" style:list-style-name="L4">
      <style:text-properties officeooo:rsid="002a47d7" officeooo:paragraph-rsid="002a47d7"/>
    </style:style>
    <style:style style:name="P10" style:family="paragraph" style:parent-style-name="Text_20_body" style:list-style-name="L5">
      <style:text-properties officeooo:rsid="002a47d7" officeooo:paragraph-rsid="002baf02"/>
    </style:style>
    <style:style style:name="P11" style:family="paragraph" style:parent-style-name="Text_20_body" style:list-style-name="L1">
      <style:text-properties officeooo:rsid="002baf02" officeooo:paragraph-rsid="002baf02"/>
    </style:style>
    <style:style style:name="P12" style:family="paragraph" style:parent-style-name="Text_20_body" style:list-style-name="L5">
      <style:text-properties officeooo:rsid="002baf02" officeooo:paragraph-rsid="002baf02"/>
    </style:style>
    <style:style style:name="P13" style:family="paragraph" style:parent-style-name="Text_20_body" style:list-style-name="L5">
      <style:text-properties officeooo:rsid="002baf02" officeooo:paragraph-rsid="002d6179"/>
    </style:style>
    <style:style style:name="P14" style:family="paragraph" style:parent-style-name="Heading_20_1">
      <style:text-properties officeooo:rsid="0005b6a2" officeooo:paragraph-rsid="0005b6a2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2baf02"/>
    </style:style>
    <style:style style:name="T4" style:family="text">
      <style:text-properties officeooo:rsid="002e9e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>Weekly report</text:span> <text:span text:style-name="T3">6</text:span></text:h>
      <text:p text:style-name="P3"><text:span text:style-name="T1">Total working hours -</text:span> <text:span text:style-name="T3">4</text:span>.</text:p>
      <text:p text:style-name="P1"><text:span text:style-name="T1">Tasks completed</text:span>:</text:p>
      <text:list xml:id="list3312727368633267380" text:style-name="L1">
        <text:list-item>
          <text:p text:style-name="P11">Forgotten one from previous week: Code review (katselmointi4.txt)</text:p>
        </text:list-item>
        <text:list-item>
          <text:p text:style-name="P6">W<text:span text:style-name="T4">rot</text:span>e <text:span text:style-name="T3">&amp; ran </text:span>test cases for integration tests.</text:p>
        </text:list-item>
        <text:list-item>
          <text:p text:style-name="P11">Code review (katselmointi5.txt)</text:p>
        </text:list-item>
      </text:list>
      <text:p text:style-name="P4">Progress on the software:</text:p>
      <text:list xml:id="list6694325288337069858" text:style-name="L2">
        <text:list-item>
          <text:p text:style-name="P7"/>
        </text:list-item>
      </text:list>
      <text:p text:style-name="P4">Learned:</text:p>
      <text:list xml:id="list3334163551813146933" text:style-name="L3">
        <text:list-item>
          <text:p text:style-name="P8"/>
        </text:list-item>
      </text:list>
      <text:p text:style-name="P2"><text:span text:style-name="T1">Unclear / problems</text:span>:</text:p>
      <text:list xml:id="list7150985924882763177" text:style-name="L4">
        <text:list-item>
          <text:p text:style-name="P9">Nada.</text:p>
        </text:list-item>
      </text:list>
      <text:p text:style-name="P2"><text:span text:style-name="T2">Next</text:span>:</text:p>
      <text:list xml:id="list1973964149376303322" text:style-name="L5">
        <text:list-item>
          <text:p text:style-name="P10"><text:span text:style-name="T3">Write &amp; run test cases for </text:span>performance tests.</text:p>
        </text:list-item>
        <text:list-item>
          <text:p text:style-name="P12">Draw a pic on perf tests.</text:p>
        </text:list-item>
        <text:list-item>
          <text:p text:style-name="P13">Code review (katselmointi5.tx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25T11:27:53.384636000</dc:date>
    <dc:creator>Riku Kalinen</dc:creator>
    <meta:editing-duration>PT5H6M1S</meta:editing-duration>
    <meta:editing-cycles>31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6" meta:word-count="65" meta:character-count="368" meta:non-whitespace-character-count="326"/>
  </office:meta>
</office:document-meta>
</file>